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EDCOMPENS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DEREDCOMPENSATOR.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COMPENSATOR.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COMPENSATO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RDEREDCOMPENSATOR.ORDEREDCOMPENSATOR( List &lt; CompensationHandler &gt; compensations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